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 style:data-style-name="N122">
      <style:table-cell-properties fo:border="1.5pt solid #000000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 (List 1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 (List 2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 (List 3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 (List 4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8 (List 5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9 (Vector 1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0 (Vector 2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1 (Vector 3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2 (Vector 4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C. Lab13 (Vector template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C. Lab14 (Stack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13])" office:value-type="float" office:value="1000" calcext:value-type="float">
            <text:p>1000</text:p>
          </table:table-cell>
          <table:table-cell table:formula="of:=SUM([.C2:.C13])" office:value-type="float" office:value="1000" calcext:value-type="float">
            <text:p>1000</text:p>
          </table:table-cell>
          <table:table-cell table:style-name="ce6" table:formula="of:=[.B14]/[.C14]" office:value-type="float" office:value="1" calcext:value-type="float">
            <text:p>1.0000</text:p>
          </table:table-cell>
          <table:table-cell office:value-type="float" office:value="27.2727" calcext:value-type="float">
            <text:p>27.2727</text:p>
          </table:table-cell>
          <table:table-cell table:style-name="ce6" table:formula="of:=[.D14]*[.E14]" office:value-type="float" office:value="27.2727" calcext:value-type="float">
            <text:p>27.27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Lab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Labs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C. WarBoats (10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C. Functions (5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6:.B26])" office:value-type="float" office:value="800" calcext:value-type="float">
            <text:p>800</text:p>
          </table:table-cell>
          <table:table-cell table:style-name="ce4" table:formula="of:=SUM([.C16:.C26])" office:value-type="float" office:value="800" calcext:value-type="float">
            <text:p>800</text:p>
          </table:table-cell>
          <table:table-cell table:style-name="ce6" table:formula="of:=[.B27]/[.C27]" office:value-type="float" office:value="1" calcext:value-type="float">
            <text:p>1.0000</text:p>
          </table:table-cell>
          <table:table-cell office:value-type="float" office:value="36.3636" calcext:value-type="float">
            <text:p>36.3636</text:p>
          </table:table-cell>
          <table:table-cell table:style-name="ce6" table:formula="of:=[.D27]*[.E27]" office:value-type="float" office:value="36.3636" calcext:value-type="float">
            <text:p>36.3636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</text:p>
          </table:table-cell>
          <table:table-cell table:number-columns-repeated="2" office:value-type="float" office:value="89" calcext:value-type="float">
            <text:p>89</text:p>
          </table:table-cell>
          <table:table-cell table:style-name="ce6" table:formula="of:=[.B29]/[.C29]" office:value-type="float" office:value="1" calcext:value-type="float">
            <text:p>1.0000</text:p>
          </table:table-cell>
          <table:table-cell office:value-type="float" office:value="36.3636" calcext:value-type="float">
            <text:p>36.3636</text:p>
          </table:table-cell>
          <table:table-cell table:style-name="ce6" table:formula="of:=[.D29]*[.E29]" office:value-type="float" office:value="36.3636" calcext:value-type="float">
            <text:p>36.363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14]+[.F27]+[.F29]" office:value-type="float" office:value="99.9999" calcext:value-type="float">
            <text:p>100.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0/00/0000</text:date>, <text:time style:data-style-name="N2" text:time-value="08:52:17.77384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3.0.3$Linux_X86_64 LibreOffice_project/7074905676c47b82bbcfbea1aeefc84afe1c50e1</meta:generator>
    <meta:editing-duration>P0D</meta:editing-duration>
    <meta:editing-cycles>1</meta:editing-cycles>
    <meta:document-statistic meta:table-count="1" meta:cell-count="87" meta:object-count="0"/>
  </office:meta>
</office:document-meta>
</file>